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06ad04" officeooo:paragraph-rsid="0006ad04"/>
    </style:style>
    <style:style style:name="P2" style:family="paragraph" style:parent-style-name="Standard" style:list-style-name="L1">
      <style:text-properties officeooo:rsid="0006ad04" officeooo:paragraph-rsid="0006ad04"/>
    </style:style>
    <style:style style:name="P3" style:family="paragraph" style:parent-style-name="Standard" style:list-style-name="L2">
      <style:text-properties officeooo:rsid="0006ad04" officeooo:paragraph-rsid="0006ad04"/>
    </style:style>
    <style:style style:name="P4" style:family="paragraph" style:parent-style-name="Standard" style:list-style-name="L3">
      <style:text-properties officeooo:rsid="0006ad04" officeooo:paragraph-rsid="0006ad04"/>
    </style:style>
    <style:style style:name="P5" style:family="paragraph" style:parent-style-name="Standard" style:list-style-name="L4">
      <style:text-properties officeooo:rsid="0006ad04" officeooo:paragraph-rsid="0006ad04"/>
    </style:style>
    <style:style style:name="P6" style:family="paragraph" style:parent-style-name="Standard" style:list-style-name="L5">
      <style:text-properties officeooo:rsid="0006ad04" officeooo:paragraph-rsid="0006ad04"/>
    </style:style>
    <style:style style:name="P7" style:family="paragraph" style:parent-style-name="Standard">
      <style:text-properties officeooo:rsid="0007f476" officeooo:paragraph-rsid="0007f476"/>
    </style:style>
    <style:style style:name="P8" style:family="paragraph" style:parent-style-name="Standard" style:list-style-name="L4">
      <style:text-properties officeooo:rsid="0007f476" officeooo:paragraph-rsid="0007f476"/>
    </style:style>
    <style:style style:name="P9" style:family="paragraph" style:parent-style-name="Standard" style:list-style-name="L3">
      <style:text-properties officeooo:paragraph-rsid="0006ad04"/>
    </style:style>
    <style:style style:name="T1" style:family="text">
      <style:text-properties officeooo:rsid="0006ad04"/>
    </style:style>
    <style:style style:name="T2" style:family="text">
      <style:text-properties officeooo:rsid="0007f4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nen</text:p>
      <text:list xml:id="list2080364983" text:style-name="L1">
        <text:list-item>
          <text:p text:style-name="P2">Braadpannen</text:p>
        </text:list-item>
        <text:list-item>
          <text:p text:style-name="P2">Koekenpannen</text:p>
        </text:list-item>
        <text:list-item>
          <text:p text:style-name="P2">Pannensets</text:p>
        </text:list-item>
        <text:list-item>
          <text:p text:style-name="P2">Gietijzeren pannen</text:p>
        </text:list-item>
        <text:list-item>
          <text:p text:style-name="P2">Grillpannen</text:p>
        </text:list-item>
        <text:list-item>
          <text:p text:style-name="P2">Steelpannen</text:p>
        </text:list-item>
        <text:list-item>
          <text:p text:style-name="P2">Hapjespannen</text:p>
        </text:list-item>
        <text:list-item>
          <text:p text:style-name="P2">Kookpannen</text:p>
        </text:list-item>
        <text:list-item>
          <text:p text:style-name="P2">Wokpannen</text:p>
        </text:list-item>
      </text:list>
      <text:p text:style-name="P1"/>
      <text:p text:style-name="P1">Messen &amp; Kookgerei</text:p>
      <text:list xml:id="list3792067360" text:style-name="L2">
        <text:list-item>
          <text:p text:style-name="P3">Keukenmessen</text:p>
        </text:list-item>
        <text:list-item>
          <text:p text:style-name="P3">Snijplanken</text:p>
        </text:list-item>
        <text:list-item>
          <text:p text:style-name="P3">ovenschalen</text:p>
        </text:list-item>
        <text:list-item>
          <text:p text:style-name="P3">Keukenapparatuur</text:p>
        </text:list-item>
      </text:list>
      <text:p text:style-name="P1"/>
      <text:p text:style-name="P1">Servies &amp; bestek</text:p>
      <text:list xml:id="list1023987413" text:style-name="L3">
        <text:list-item>
          <text:p text:style-name="P9"><text:span text:style-name="T1">Borden</text:span></text:p>
        </text:list-item>
        <text:list-item>
          <text:p text:style-name="P4">Schalen</text:p>
        </text:list-item>
        <text:list-item>
          <text:p text:style-name="P4"><text:span text:style-name="T2">glazen</text:span></text:p>
        </text:list-item>
        <text:list-item>
          <text:p text:style-name="P4"><text:span text:style-name="T2">kommen</text:span></text:p>
        </text:list-item>
      </text:list>
      <text:p text:style-name="P1"/>
      <text:p text:style-name="P1">Tafelaccessoires</text:p>
      <text:list xml:id="list213445392" text:style-name="L4">
        <text:list-item>
          <text:p text:style-name="P5"><text:span text:style-name="T2">tafelkleden</text:span></text:p>
        </text:list-item>
        <text:list-item>
          <text:p text:style-name="P5"><text:span text:style-name="T2">placemats</text:span></text:p>
        </text:list-item>
        <text:list-item>
          <text:p text:style-name="P8">onderzetters</text:p>
        </text:list-item>
        <text:list-item>
          <text:p text:style-name="P8">dienbladen</text:p>
        </text:list-item>
      </text:list>
      <text:p text:style-name="P7"/>
      <text:p text:style-name="P1">Barbecue</text:p>
      <text:list xml:id="list4090431454" text:style-name="L5">
        <text:list-item>
          <text:p text:style-name="P6"><text:span text:style-name="T2">barbecues</text:span></text:p>
        </text:list-item>
        <text:list-item>
          <text:p text:style-name="P6"><text:span text:style-name="T2">kolen &amp; benodigdheden</text:span></text:p>
        </text:list-item>
        <text:list-item>
          <text:p text:style-name="P6"><text:span text:style-name="T2">Barbecuegerei</text:span></text:p>
        </text:list-item>
      </text:list>
      <text:p text:style-name="P1"/>
      <text:p text:style-name="P1"/>
      <text:p text:style-name="P1">Nieuwste producten</text:p>
      <text:p text:style-name="P1">Acties&amp;Aanbiedinge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Scott Templer</meta:initial-creator>
    <meta:creation-date>2006-05-16T10:26:40</meta:creation-date>
    <dc:language>en-US</dc:language>
    <meta:editing-cycles>2</meta:editing-cycles>
    <meta:editing-duration>PT2M5S</meta:editing-duration>
    <dc:date>2020-12-15T11:48:38.277120162</dc:date>
    <meta:document-statistic meta:table-count="0" meta:image-count="0" meta:object-count="0" meta:page-count="1" meta:paragraph-count="31" meta:word-count="63" meta:character-count="389" meta:non-whitespace-character-count="381"/>
    <meta:user-defined meta:name="Info 1"/>
    <meta:user-defined meta:name="Info 2"/>
    <meta:user-defined meta:name="Info 3"/>
    <meta:user-defined meta:name="Info 4"/>
  </office:meta>
</office:document-meta>
</file>